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14pt" fo:background-color="#ffff00" style:font-size-asian="14pt" style:font-size-complex="14pt"/>
    </style:style>
    <style:style style:name="P2" style:family="paragraph" style:parent-style-name="Standard">
      <style:text-properties fo:font-size="14pt" fo:background-color="#ffff0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iPath. <text:bookmark text:name="_GoBack"/></text:p>
      <text:p text:style-name="P2">Automate rule based business and IT processes. </text:p>
      <text:p text:style-name="P2">Train and design robots that manipulate software like a per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ordache razvan</meta:initial-creator>
    <meta:editing-cycles>7</meta:editing-cycles>
    <meta:creation-date>2014-09-15T15:03:00</meta:creation-date>
    <dc:date>2019-09-30T09:55:09.38</dc:date>
    <meta:editing-duration>PT6S</meta:editing-duration>
    <meta:generator>OpenOffice/4.1.5$Win32 OpenOffice.org_project/415m1$Build-9789</meta:generator>
    <meta:document-statistic meta:table-count="0" meta:image-count="0" meta:object-count="0" meta:page-count="1" meta:paragraph-count="3" meta:word-count="18" meta:character-count="1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